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ebas Neue" svg:font-family="'Bebas Neu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tyle:font-pitch="variable"/>
    <style:font-face style:name="Montserrat Light" svg:font-family="'Montserrat Light'" style:font-pitch="variable"/>
    <style:font-face style:name="Montserrat Thin" svg:font-family="'Montserrat Thin'" style:font-pitch="variable"/>
    <style:font-face style:name="NSimSun" svg:font-family="NSimSun" style:font-family-generic="system" style:font-pitch="variable"/>
    <style:font-face style:name="Roboto" svg:font-family="Roboto" style:font-pitch="variable"/>
  </office:font-face-decls>
  <office:automatic-styles>
    <style:style style:name="Tabla1" style:family="table" style:master-page-name="">
      <style:table-properties style:width="17cm" style:page-number="auto" table:align="margins"/>
    </style:style>
    <style:style style:name="Tabla1.A" style:family="table-column">
      <style:table-column-properties style:column-width="17cm" style:rel-column-width="65535*"/>
    </style:style>
    <style:style style:name="Tabla1.A1" style:family="table-cell">
      <style:table-cell-properties style:vertical-align="middle" fo:background-color="#111111" fo:padding="0.097cm" fo:border="8pt solid #ffffff">
        <style:background-image/>
      </style:table-cell-properties>
    </style:style>
    <style:style style:name="Tabla1.A2" style:family="table-cell">
      <style:table-cell-properties style:vertical-align="middle" fo:background-color="#eeeeee" fo:padding="0.097cm" fo:border-left="8pt solid #ffffff" fo:border-right="8pt solid #ffffff" fo:border-top="none" fo:border-bottom="8pt solid #ffffff">
        <style:background-image/>
      </style:table-cell-properties>
    </style:style>
    <style:style style:name="Tabla2" style:family="table" style:master-page-name="">
      <style:table-properties style:width="17cm" style:page-number="auto" table:align="margins" table:border-model="collapsing"/>
    </style:style>
    <style:style style:name="Tabla2.A" style:family="table-column">
      <style:table-column-properties style:column-width="17cm" style:rel-column-width="65535*"/>
    </style:style>
    <style:style style:name="Tabla2.A1" style:family="table-cell">
      <style:table-cell-properties style:vertical-align="middle" fo:background-color="#111111" fo:padding="0.097cm" fo:border="8pt solid #ffffff">
        <style:background-image/>
      </style:table-cell-properties>
    </style:style>
    <style:style style:name="Tabla2.A2" style:family="table-cell">
      <style:table-cell-properties style:vertical-align="middle" fo:background-color="#eeeeee" fo:padding="0.097cm" fo:border-left="8pt solid #ffffff" fo:border-right="8pt solid #ffffff" fo:border-top="none" fo:border-bottom="8pt solid #ffffff">
        <style:background-image/>
      </style:table-cell-properties>
    </style:style>
    <style:style style:name="Tabla2.A3" style:family="table-cell">
      <style:table-cell-properties style:vertical-align="middle" fo:background-color="#111111" fo:padding="0.097cm" fo:border-left="8pt solid #ffffff" fo:border-right="8pt solid #ffffff" fo:border-top="none" fo:border-bottom="8pt solid #ffffff">
        <style:background-image/>
      </style:table-cell-properties>
    </style:style>
    <style:style style:name="P1" style:family="paragraph" style:parent-style-name="Horizontal_20_Line">
      <style:paragraph-properties fo:margin-top="0cm" fo:margin-bottom="0cm" style:contextual-spacing="false"/>
    </style:style>
    <style:style style:name="P2" style:family="paragraph" style:parent-style-name="Table_20_Contents">
      <loext:graphic-properties draw:fill="none"/>
      <style:paragraph-properties fo:margin-left="0.3cm" fo:margin-right="0cm" fo:margin-top="0.199cm" fo:margin-bottom="0.101cm" style:contextual-spacing="false" fo:text-align="center" style:justify-single-word="false" fo:orphans="0" fo:widows="0" fo:text-indent="0cm" style:auto-text-indent="false" fo:background-color="transparent" text:number-lines="false" text:line-number="0"/>
      <style:text-properties style:font-name="Bebas Neue" fo:font-size="18pt" fo:letter-spacing="0.088cm" officeooo:rsid="001a08f0" officeooo:paragraph-rsid="0027242a" style:font-size-asian="18pt" style:font-size-complex="18pt"/>
    </style:style>
    <style:style style:name="P3" style:family="paragraph" style:parent-style-name="Table_20_Contents">
      <loext:graphic-properties draw:fill="none" draw:fill-gradient-name="gradient" draw:fill-hatch-name="hatch"/>
      <style:paragraph-properties fo:margin-left="0.199cm" fo:margin-right="0cm" fo:margin-top="0.199cm" fo:margin-bottom="0.199cm" style:contextual-spacing="false" fo:text-align="justify" style:justify-single-word="false" fo:orphans="0" fo:widows="0" fo:text-indent="0cm" style:auto-text-indent="false" fo:background-color="transparent" text:number-lines="false" text:line-number="0">
        <style:tab-stops>
          <style:tab-stop style:position="14.499cm" style:leader-style="dotted" style:leader-text="."/>
        </style:tab-stops>
      </style:paragraph-properties>
      <style:text-properties fo:color="#333333" loext:opacity="100%" style:font-name="Roboto" fo:font-size="10.5pt" officeooo:rsid="001a87b3" officeooo:paragraph-rsid="001f4cfa" style:font-size-asian="10.5pt" style:font-size-complex="10.5pt"/>
    </style:style>
    <style:style style:name="P4" style:family="paragraph" style:parent-style-name="Table_20_Contents">
      <loext:graphic-properties draw:fill="none" draw:fill-gradient-name="gradient" draw:fill-hatch-name="hatch"/>
      <style:paragraph-properties fo:margin-left="0.199cm" fo:margin-right="0cm" fo:margin-top="0.199cm" fo:margin-bottom="0.199cm" style:contextual-spacing="false" fo:text-align="justify" style:justify-single-word="false" fo:orphans="0" fo:widows="0" fo:text-indent="0cm" style:auto-text-indent="false" fo:background-color="transparent" text:number-lines="false" text:line-number="0">
        <style:tab-stops>
          <style:tab-stop style:position="14.499cm" style:leader-style="dotted" style:leader-text="."/>
        </style:tab-stops>
      </style:paragraph-properties>
      <style:text-properties fo:color="#333333" loext:opacity="100%" style:font-name="Roboto" fo:font-size="10.5pt" officeooo:rsid="001a87b3" officeooo:paragraph-rsid="001a87b3" style:font-size-asian="10.5pt" style:font-size-complex="10.5pt"/>
    </style:style>
    <style:style style:name="P5" style:family="paragraph" style:parent-style-name="Text_20_body">
      <style:paragraph-properties fo:margin-top="0cm" fo:margin-bottom="0.101cm" style:contextual-spacing="false" fo:text-align="justify" style:justify-single-word="false"/>
      <style:text-properties style:font-name="Roboto" fo:font-size="10.5pt" fo:letter-spacing="normal" officeooo:paragraph-rsid="001333bb" style:font-size-asian="10.5pt" style:font-size-complex="10.5pt"/>
    </style:style>
    <style:style style:name="P6" style:family="paragraph" style:parent-style-name="Text_20_body">
      <style:paragraph-properties fo:margin-top="0cm" fo:margin-bottom="0.101cm" style:contextual-spacing="false" fo:text-align="justify" style:justify-single-word="false"/>
      <style:text-properties style:font-name="Roboto" fo:font-size="10.5pt" fo:letter-spacing="normal" officeooo:paragraph-rsid="00235643" style:font-size-asian="10.5pt" style:font-size-complex="10.5pt"/>
    </style:style>
    <style:style style:name="P7" style:family="paragraph" style:parent-style-name="Text_20_body">
      <loext:graphic-properties draw:fill="none"/>
      <style:paragraph-properties fo:margin-left="0.3cm" fo:margin-right="0cm" fo:margin-top="0.199cm" fo:margin-bottom="0cm" style:contextual-spacing="false" fo:line-height="115%" fo:text-align="justify" style:justify-single-word="false" fo:text-indent="0cm" style:auto-text-indent="false" fo:background-color="transparent"/>
      <style:text-properties fo:color="#ffffff" loext:opacity="100%" style:font-name="Bebas Neue" fo:font-size="18pt" fo:letter-spacing="0.071cm" style:text-underline-style="none" fo:font-weight="normal" officeooo:paragraph-rsid="00235643" style:font-size-asian="18pt" style:font-weight-asian="normal" style:font-size-complex="18pt" style:font-weight-complex="normal"/>
    </style:style>
    <style:style style:name="P8" style:family="paragraph" style:parent-style-name="Text_20_body">
      <loext:graphic-properties draw:fill="none"/>
      <style:paragraph-properties fo:margin-left="0.3cm" fo:margin-right="0cm" fo:margin-top="0.199cm" fo:margin-bottom="0cm" style:contextual-spacing="false" fo:line-height="115%" fo:text-align="justify" style:justify-single-word="false" fo:text-indent="0cm" style:auto-text-indent="false" fo:background-color="transparent"/>
      <style:text-properties fo:color="#ffffff" loext:opacity="100%" style:font-name="Bebas Neue" fo:font-size="18pt" fo:letter-spacing="0.071cm" style:text-underline-style="none" fo:font-weight="normal" officeooo:paragraph-rsid="0025cf8d" style:font-size-asian="18pt" style:font-weight-asian="normal" style:font-size-complex="18pt" style:font-weight-complex="normal"/>
    </style:style>
    <style:style style:name="P9" style:family="paragraph" style:parent-style-name="Text_20_body">
      <loext:graphic-properties draw:fill="none"/>
      <style:paragraph-properties fo:margin-left="0.4cm" fo:margin-right="0.4cm" fo:margin-top="0.4cm" fo:margin-bottom="0.4cm" style:contextual-spacing="false" fo:line-height="115%" fo:text-align="justify" style:justify-single-word="false" fo:text-indent="0cm" style:auto-text-indent="false" fo:background-color="transparent"/>
      <style:text-properties fo:color="#333333" loext:opacity="100%" style:font-name="Montserrat" fo:font-size="11pt" fo:letter-spacing="0.014cm" officeooo:paragraph-rsid="00235643" style:font-size-asian="11pt" style:font-size-complex="11pt"/>
    </style:style>
    <style:style style:name="P10" style:family="paragraph" style:parent-style-name="Text_20_body" style:master-page-name="">
      <loext:graphic-properties draw:fill="none"/>
      <style:paragraph-properties fo:margin-left="0.3cm" fo:margin-right="0.3cm" fo:margin-top="0.199cm" fo:margin-bottom="0.199cm" style:contextual-spacing="false" fo:line-height="115%" fo:text-align="center" style:justify-single-word="false" fo:text-indent="0cm" style:auto-text-indent="false" style:page-number="auto" fo:background-color="transparent"/>
      <style:text-properties fo:color="#333333" loext:opacity="100%" style:font-name="Montserrat" fo:font-size="12pt" fo:letter-spacing="normal" officeooo:paragraph-rsid="00235643" style:font-size-asian="12pt" style:font-size-complex="12pt"/>
    </style:style>
    <style:style style:name="P11" style:family="paragraph" style:parent-style-name="Text_20_body" style:master-page-name="">
      <loext:graphic-properties draw:fill="none"/>
      <style:paragraph-properties fo:margin-left="3.9cm" fo:margin-right="3.9cm" fo:margin-top="0cm" fo:margin-bottom="0.199cm" style:contextual-spacing="false" fo:line-height="115%" fo:text-align="center" style:justify-single-word="false" fo:text-indent="0cm" style:auto-text-indent="false" style:page-number="auto" fo:background-color="transparent"/>
      <style:text-properties fo:color="#333333" loext:opacity="100%" style:font-name="Montserrat" fo:font-size="12pt" fo:font-style="italic" officeooo:rsid="000e8e76" officeooo:paragraph-rsid="000f9793" style:font-size-asian="12pt" style:font-style-asian="italic" style:font-size-complex="12pt" style:font-style-complex="italic"/>
    </style:style>
    <style:style style:name="P12" style:family="paragraph" style:parent-style-name="Text_20_body">
      <loext:graphic-properties draw:fill="none"/>
      <style:paragraph-properties fo:margin-left="0.4cm" fo:margin-right="0.4cm" fo:margin-top="0.4cm" fo:margin-bottom="0.199cm" style:contextual-spacing="false" fo:line-height="115%" fo:text-align="justify" style:justify-single-word="false" fo:text-indent="0cm" style:auto-text-indent="false" fo:background-color="transparent"/>
      <style:text-properties fo:color="#333333" loext:opacity="100%" style:font-name="Montserrat" fo:font-size="10.5pt" fo:letter-spacing="normal" officeooo:paragraph-rsid="00235643" style:font-size-asian="10.5pt" style:font-size-complex="10.5pt"/>
    </style:style>
    <style:style style:name="P13" style:family="paragraph" style:parent-style-name="Text_20_body">
      <loext:graphic-properties draw:fill="none"/>
      <style:paragraph-properties fo:margin-left="0.4cm" fo:margin-right="0.4cm" fo:margin-top="0cm" fo:margin-bottom="0.199cm" style:contextual-spacing="false" fo:line-height="115%" fo:text-align="justify" style:justify-single-word="false" fo:text-indent="0cm" style:auto-text-indent="false" fo:background-color="transparent"/>
      <style:text-properties fo:color="#333333" loext:opacity="100%" style:font-name="Montserrat" fo:font-size="10.5pt" fo:letter-spacing="normal" officeooo:paragraph-rsid="00235643" style:font-size-asian="10.5pt" style:font-size-complex="10.5pt"/>
    </style:style>
    <style:style style:name="P14" style:family="paragraph" style:parent-style-name="Text_20_body" style:master-page-name="">
      <loext:graphic-properties draw:fill="none"/>
      <style:paragraph-properties fo:margin-left="0.4cm" fo:margin-right="0.4cm" fo:margin-top="0cm" fo:margin-bottom="0cm" style:contextual-spacing="false" fo:line-height="115%" fo:text-align="justify" style:justify-single-word="false" fo:text-indent="0cm" style:auto-text-indent="false" style:page-number="auto" fo:background-color="transparent"/>
      <style:text-properties fo:color="#333333" loext:opacity="100%" style:font-name="Montserrat" fo:font-size="10.5pt" fo:letter-spacing="normal" officeooo:paragraph-rsid="00235643" style:font-size-asian="10.5pt" style:font-size-complex="10.5pt"/>
    </style:style>
    <style:style style:name="P15" style:family="paragraph" style:parent-style-name="Text_20_body">
      <loext:graphic-properties draw:fill="none"/>
      <style:paragraph-properties fo:margin-left="0.4cm" fo:margin-right="0.4cm" fo:margin-top="0cm" fo:margin-bottom="0.4cm" style:contextual-spacing="false" fo:line-height="115%" fo:text-align="justify" style:justify-single-word="false" fo:text-indent="0cm" style:auto-text-indent="false" fo:background-color="transparent"/>
      <style:text-properties fo:color="#333333" loext:opacity="100%" style:font-name="Montserrat" fo:font-size="10.5pt" fo:letter-spacing="normal" officeooo:paragraph-rsid="00235643" style:font-size-asian="10.5pt" style:font-size-complex="10.5pt"/>
    </style:style>
    <style:style style:name="P16" style:family="paragraph" style:parent-style-name="Text_20_body">
      <loext:graphic-properties draw:fill="none"/>
      <style:paragraph-properties fo:margin-left="0.4cm" fo:margin-right="0.4cm" fo:margin-top="0.4cm" fo:margin-bottom="0.4cm" style:contextual-spacing="false" fo:line-height="115%" fo:text-align="justify" style:justify-single-word="false" fo:text-indent="0cm" style:auto-text-indent="false" fo:background-color="transparent"/>
      <style:text-properties fo:color="#333333" loext:opacity="100%" style:font-name="Montserrat" fo:font-size="10.5pt" fo:letter-spacing="normal" officeooo:paragraph-rsid="00235643" style:font-size-asian="10.5pt" style:font-size-complex="10.5pt"/>
    </style:style>
    <style:style style:name="P17" style:family="paragraph" style:parent-style-name="Text_20_body" style:master-page-name="">
      <loext:graphic-properties draw:fill="none"/>
      <style:paragraph-properties fo:margin-left="0.4cm" fo:margin-right="0.4cm" fo:margin-top="0.4cm" fo:margin-bottom="0cm" style:contextual-spacing="false" fo:line-height="115%" fo:text-align="justify" style:justify-single-word="false" fo:text-indent="0cm" style:auto-text-indent="false" style:page-number="auto" fo:background-color="transparent"/>
      <style:text-properties fo:color="#333333" loext:opacity="100%" style:font-name="Montserrat" fo:font-size="10.5pt" fo:letter-spacing="normal" officeooo:paragraph-rsid="00235643" style:font-size-asian="10.5pt" style:font-size-complex="10.5pt"/>
    </style:style>
    <style:style style:name="P18" style:family="paragraph" style:parent-style-name="Text_20_body">
      <loext:graphic-properties draw:fill="none"/>
      <style:paragraph-properties fo:margin-left="0.3cm" fo:margin-right="0.3cm" fo:margin-top="0.199cm" fo:margin-bottom="0.4cm" style:contextual-spacing="false" fo:line-height="115%" fo:text-align="justify" style:justify-single-word="false" fo:text-indent="0cm" style:auto-text-indent="false" fo:background-color="transparent"/>
      <style:text-properties fo:color="#333333" loext:opacity="100%" style:font-name="Montserrat" fo:font-size="10.5pt" fo:letter-spacing="normal" officeooo:paragraph-rsid="001441a0" style:font-size-asian="10.5pt" style:font-size-complex="10.5pt"/>
    </style:style>
    <style:style style:name="P19" style:family="paragraph" style:parent-style-name="Text_20_body" style:master-page-name="">
      <loext:graphic-properties draw:fill="none"/>
      <style:paragraph-properties fo:margin-left="0.3cm" fo:margin-right="0.3cm" fo:margin-top="0cm" fo:margin-bottom="0.101cm" style:contextual-spacing="false" fo:line-height="115%" fo:text-align="justify" style:justify-single-word="false" fo:text-indent="0cm" style:auto-text-indent="false" style:page-number="auto" fo:background-color="transparent"/>
      <style:text-properties fo:color="#333333" loext:opacity="100%" style:font-name="Montserrat" fo:font-size="10.5pt" fo:letter-spacing="normal" fo:font-style="normal" officeooo:paragraph-rsid="001172fa" style:font-size-asian="10.5pt" style:font-style-asian="normal" style:font-size-complex="10.5pt" style:font-style-complex="normal"/>
    </style:style>
    <style:style style:name="P20" style:family="paragraph" style:parent-style-name="Text_20_body">
      <loext:graphic-properties draw:fill="none"/>
      <style:paragraph-properties fo:margin-left="0.3cm" fo:margin-right="0.3cm" fo:margin-top="0cm" fo:margin-bottom="0.101cm" style:contextual-spacing="false" fo:line-height="115%" fo:text-align="justify" style:justify-single-word="false" fo:text-indent="0cm" style:auto-text-indent="false" fo:background-color="transparent"/>
      <style:text-properties fo:color="#333333" loext:opacity="100%" style:font-name="Montserrat" fo:font-size="10.5pt" fo:letter-spacing="normal" fo:font-style="normal" officeooo:paragraph-rsid="001441a0" style:font-size-asian="10.5pt" style:font-style-asian="normal" style:font-size-complex="10.5pt" style:font-style-complex="normal"/>
    </style:style>
    <style:style style:name="P21" style:family="paragraph" style:parent-style-name="Title">
      <style:paragraph-properties fo:margin-top="0.4cm" fo:margin-bottom="0.101cm" style:contextual-spacing="false" fo:text-align="center" style:justify-single-word="false"/>
      <style:text-properties fo:color="#333333" loext:opacity="100%" style:font-name="Bebas Neue" fo:font-size="40pt" fo:letter-spacing="0.173cm" fo:font-weight="normal" officeooo:paragraph-rsid="003b6be5" style:font-size-asian="40pt" style:font-weight-asian="normal" style:font-size-complex="40pt" style:font-weight-complex="normal"/>
    </style:style>
    <style:style style:name="T1" style:family="text">
      <style:text-properties fo:font-style="normal" style:font-style-asian="normal" style:font-style-complex="normal"/>
    </style:style>
    <style:style style:name="T2" style:family="text">
      <style:text-properties style:font-name="Bebas Neue" fo:font-size="14pt" fo:letter-spacing="0.053cm" style:font-size-asian="14pt" style:font-size-complex="14pt"/>
    </style:style>
    <style:style style:name="T3" style:family="text">
      <style:text-properties style:font-name="Bebas Neue" fo:font-size="14pt" fo:letter-spacing="0.088cm" style:font-size-asian="14pt" style:font-size-complex="14pt"/>
    </style:style>
    <style:style style:name="T4" style:family="text">
      <style:text-properties style:font-name="Bebas Neue" fo:letter-spacing="0.053cm" officeooo:rsid="001f4cfa"/>
    </style:style>
    <style:style style:name="T5" style:family="text">
      <style:text-properties style:font-name="Bebas Neue" fo:letter-spacing="0.056cm" officeooo:rsid="001f4cfa"/>
    </style:style>
    <style:style style:name="T6" style:family="text">
      <style:text-properties style:font-name="Bebas Neue" fo:letter-spacing="0.06cm" officeooo:rsid="001f4cfa"/>
    </style:style>
    <style:style style:name="T7" style:family="text">
      <style:text-properties style:font-name="Bebas Neue" fo:letter-spacing="0.064cm" officeooo:rsid="001f4cfa"/>
    </style:style>
    <style:style style:name="T8" style:family="text">
      <style:text-properties style:font-name="Bebas Neue" fo:letter-spacing="0.067cm" officeooo:rsid="001f4cfa"/>
    </style:style>
    <style:style style:name="T9" style:family="text">
      <style:text-properties style:font-name="Bebas Neue" fo:letter-spacing="0.071cm" officeooo:rsid="001f4cfa"/>
    </style:style>
    <style:style style:name="T10" style:family="text">
      <style:text-properties style:font-name="Bebas Neue" fo:letter-spacing="0.074cm" officeooo:rsid="001f4cfa"/>
    </style:style>
    <style:style style:name="T11" style:family="text">
      <style:text-properties style:font-name="Bebas Neue" fo:letter-spacing="0.078cm" officeooo:rsid="001f4cfa"/>
    </style:style>
    <style:style style:name="T12" style:family="text">
      <style:text-properties style:font-name="Bebas Neue" fo:letter-spacing="0.081cm" officeooo:rsid="001f4cfa"/>
    </style:style>
    <style:style style:name="T13" style:family="text">
      <style:text-properties style:font-name="Bebas Neue" fo:letter-spacing="0.085cm" officeooo:rsid="001f4cfa"/>
    </style:style>
    <style:style style:name="T14" style:family="text">
      <style:text-properties style:font-name="Bebas Neue" fo:letter-spacing="0.088cm" officeooo:rsid="001f4cfa"/>
    </style:style>
    <style:style style:name="T15" style:family="text">
      <style:text-properties officeooo:rsid="001a87b3"/>
    </style:style>
    <style:style style:name="T16" style:family="text">
      <style:text-properties fo:font-variant="normal" fo:text-transform="none"/>
    </style:style>
    <style:style style:name="T17" style:family="text">
      <style:text-properties fo:font-variant="normal" fo:text-transform="none" fo:letter-spacing="normal"/>
    </style:style>
    <style:style style:name="T18" style:family="text">
      <style:text-properties fo:font-variant="normal" fo:text-transform="none" fo:letter-spacing="normal" style:text-underline-style="none"/>
    </style:style>
    <style:style style:name="T19" style:family="text">
      <style:text-properties fo:font-variant="normal" fo:text-transform="none" fo:color="#ffffff" loext:opacity="100%" fo:letter-spacing="normal" style:text-underline-style="none" fo:font-weight="normal" style:font-weight-asian="normal" style:font-weight-complex="normal"/>
    </style:style>
    <style:style style:name="T20" style:family="text">
      <style:text-properties fo:font-variant="normal" fo:text-transform="none" fo:color="#ffffff" loext:opacity="100%" fo:letter-spacing="normal" style:text-underline-style="none" fo:font-weight="normal" officeooo:rsid="001a87b3" style:font-weight-asian="normal" style:font-weight-complex="normal"/>
    </style:style>
    <style:style style:name="T21" style:family="text">
      <style:text-properties fo:font-variant="normal" fo:text-transform="none" fo:color="#ffffff" loext:opacity="100%" style:text-underline-style="none" fo:font-weight="normal" style:font-weight-asian="normal" style:font-weight-complex="normal"/>
    </style:style>
    <style:style style:name="T22" style:family="text">
      <style:text-properties fo:font-variant="normal" fo:text-transform="none" fo:color="#ffffff" loext:opacity="100%" style:text-underline-style="none" fo:font-weight="normal" officeooo:rsid="001a87b3" style:font-weight-asian="normal" style:font-weight-complex="normal"/>
    </style:style>
    <style:style style:name="T23" style:family="text">
      <style:text-properties fo:font-variant="normal" fo:text-transform="none" fo:font-size="24pt" fo:letter-spacing="normal" style:text-underline-style="none" style:font-size-asian="24pt" style:font-size-complex="24pt"/>
    </style:style>
    <style:style style:name="T24" style:family="text">
      <style:text-properties fo:font-variant="normal" fo:text-transform="none" fo:letter-spacing="0.088cm"/>
    </style:style>
    <style:style style:name="T25" style:family="text">
      <style:text-properties fo:font-variant="normal" fo:text-transform="none" fo:letter-spacing="0.085cm"/>
    </style:style>
    <style:style style:name="T26" style:family="text">
      <style:text-properties fo:font-variant="normal" fo:text-transform="none" fo:letter-spacing="0.081cm"/>
    </style:style>
    <style:style style:name="T27" style:family="text">
      <style:text-properties fo:font-variant="normal" fo:text-transform="none" fo:letter-spacing="0.078cm"/>
    </style:style>
    <style:style style:name="T28" style:family="text">
      <style:text-properties fo:font-variant="normal" fo:text-transform="none" fo:letter-spacing="0.074cm"/>
    </style:style>
    <style:style style:name="T29" style:family="text">
      <style:text-properties fo:font-variant="normal" fo:text-transform="none" fo:letter-spacing="0.071cm"/>
    </style:style>
    <style:style style:name="T30" style:family="text">
      <style:text-properties fo:font-variant="normal" fo:text-transform="none" fo:letter-spacing="0.067cm"/>
    </style:style>
    <style:style style:name="T31" style:family="text">
      <style:text-properties fo:font-variant="normal" fo:text-transform="none" fo:letter-spacing="0.064cm"/>
    </style:style>
    <style:style style:name="T32" style:family="text">
      <style:text-properties fo:font-variant="normal" fo:text-transform="none" fo:letter-spacing="0.06cm"/>
    </style:style>
    <style:style style:name="T33" style:family="text">
      <style:text-properties fo:font-variant="normal" fo:text-transform="none" fo:letter-spacing="0.056cm"/>
    </style:style>
    <style:style style:name="T34" style:family="text">
      <style:text-properties fo:font-variant="normal" fo:text-transform="none" fo:letter-spacing="0.053cm"/>
    </style:style>
    <style:style style:name="T35" style:family="text">
      <style:text-properties fo:font-variant="normal" fo:text-transform="none" fo:letter-spacing="0.049cm"/>
    </style:style>
    <style:style style:name="T36" style:family="text">
      <style:text-properties fo:font-variant="normal" fo:text-transform="none" fo:letter-spacing="0.046cm"/>
    </style:style>
    <style:style style:name="T37" style:family="text">
      <style:text-properties fo:font-variant="normal" fo:text-transform="none" fo:letter-spacing="0.042cm"/>
    </style:style>
    <style:style style:name="T38" style:family="text">
      <style:text-properties fo:font-variant="normal" fo:text-transform="none" fo:letter-spacing="0.039cm"/>
    </style:style>
    <style:style style:name="T39" style:family="text">
      <style:text-properties fo:font-variant="normal" fo:text-transform="none" fo:letter-spacing="0.035cm"/>
    </style:style>
    <style:style style:name="T40" style:family="text">
      <style:text-properties fo:letter-spacing="normal" fo:font-weight="normal" style:font-weight-asian="normal" style:font-weight-complex="normal"/>
    </style:style>
    <style:style style:name="T41" style:family="text">
      <style:text-properties fo:font-size="10.5pt" style:font-size-asian="10.5pt" style:font-size-complex="10.5pt"/>
    </style:style>
    <style:style style:name="T42" style:family="text">
      <style:text-properties fo:letter-spacing="0.053cm"/>
    </style:style>
    <style:style style:name="T43" style:family="text">
      <style:text-properties fo:font-size="36pt" style:font-size-asian="36pt" style:font-size-complex="36pt"/>
    </style:style>
    <style:style style:name="T44" style:family="text">
      <style:text-properties fo:font-size="36pt" fo:letter-spacing="0.035cm" style:font-size-asian="36pt" style:font-size-complex="36pt"/>
    </style:style>
    <style:style style:name="T45" style:family="text">
      <style:text-properties fo:font-size="36pt" fo:letter-spacing="normal" style:font-size-asian="36pt" style:font-size-complex="36pt"/>
    </style:style>
    <style:style style:name="T46" style:family="text">
      <style:text-properties fo:font-size="36pt" fo:letter-spacing="0.176cm" style:font-size-asian="36pt" style:font-size-complex="36pt"/>
    </style:style>
    <style:style style:name="T47" style:family="text">
      <style:text-properties fo:font-weight="normal" style:font-weight-asian="normal" style:font-weight-complex="normal"/>
    </style:style>
    <style:style style:name="T48" style:family="text">
      <style:text-properties fo:letter-spacing="0.088cm"/>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Portada">
        <text:p text:style-name="P1"/>
        <text:p text:style-name="P21"><text:span text:style-name="T23">╳</text:span><text:span text:style-name="T18"> </text:span><text:span text:style-name="T44">UD</text:span><text:span text:style-name="T45"> 2 </text:span><text:span text:style-name="T43">:</text:span><text:span text:style-name="T45"> </text:span><text:span text:style-name="T46">Actividad</text:span><text:span text:style-name="T45"> 7 </text:span><text:span text:style-name="T23">╳</text:span></text:p>
        <text:p text:style-name="P11"><text:span text:style-name="T1">Creación de presupuestos para equipos gaming de e-Sports y otros ambitos.</text:span></text:p>
        <text:p text:style-name="Horizontal_20_Line"><text:s/></text:p>
        <text:p text:style-name="P19">El Rubius ha decidido meterse en el mundo de los e-Sports creando un nuevo equipo. </text:p>
        <text:p text:style-name="P20">Para ello ha alquilado una mansión que le sirva como nueva base de operaciones en Andorra, donde desea crear un gran complejo con salas de diverso propósito. </text:p>
        <text:p text:style-name="P20">Ha contactado con varias empresas para que le hagan un presupuesto completo con la compra e instalación de todos los equipos que necesita. </text:p>
        <text:p text:style-name="P18">Su idea es que el complejo contenga las siguientes salas:</text:p>
        <table:table table:name="Tabla2" table:style-name="Tabla2">
          <table:table-column table:style-name="Tabla2.A"/>
          <table:table-row table:style-name="TableLine1757542616704">
            <table:table-cell table:style-name="Tabla2.A1" office:value-type="string">
              <text:p text:style-name="P7"><text:span text:style-name="T16">╳ </text:span>Sala personal</text:p>
            </table:table-cell>
          </table:table-row>
          <table:table-row table:style-name="TableLine1757542616704">
            <table:table-cell table:style-name="Tabla2.A2" office:value-type="string">
              <text:p text:style-name="P9"><text:span text:style-name="T41">El Rubius ha pedido un setup completo para uso personal, que se utilizará tanto para utilizar los juegos de última generación como para stremear.</text:span> </text:p>
            </table:table-cell>
          </table:table-row>
          <table:table-row table:style-name="TableLine1757542616704">
            <table:table-cell table:style-name="Tabla2.A3" office:value-type="string">
              <text:p text:style-name="P8"><text:span text:style-name="T16">╳ </text:span>Sala de entrenamiento</text:p>
            </table:table-cell>
          </table:table-row>
          <table:table-row table:style-name="TableLine1757542616704">
            <table:table-cell table:style-name="Tabla2.A2" office:value-type="string">
              <text:p text:style-name="P17">Es la sala que se utilizará para que los diversos equipos practiquen antes de las competiciones. </text:p>
              <text:p text:style-name="P15">Se necesitan cinco ordenadores para su nuevo equipo de LOL y otros cuatro para la división de Valorant. </text:p>
            </table:table-cell>
          </table:table-row>
          <table:table-row table:style-name="TableLine1757542616704">
            <table:table-cell table:style-name="Tabla2.A3" office:value-type="string">
              <text:p text:style-name="P8"><text:span text:style-name="T16">╳ </text:span>Sala de contenido</text:p>
            </table:table-cell>
          </table:table-row>
          <table:table-row table:style-name="TableLine1757542616704">
            <table:table-cell table:style-name="Tabla2.A2" office:value-type="string">
              <text:p text:style-name="P16">Se necesitan dos ordenadores que se utilizarán en exclusivo para la creación de contenido y para stremear en Just Chatting. </text:p>
            </table:table-cell>
          </table:table-row>
          <table:table-row table:style-name="TableLine1757542616704">
            <table:table-cell table:style-name="Tabla2.A3" office:value-type="string">
              <text:p text:style-name="P8"><text:span text:style-name="T16">╳ </text:span>Salón de ocio</text:p>
            </table:table-cell>
          </table:table-row>
          <table:table-row table:style-name="TableLine1757542616704">
            <table:table-cell table:style-name="Tabla2.A2" office:value-type="string">
              <text:p text:style-name="P16">Para la relajación de los deportistas se necesita una sala donde se puedan visualizar vídeos de las competiciones de manera informal, pero que también será usada como sala de ocio (aquí el Rubius ha sido claro: “quiero pantallas grandes y al menos un equipo para VR para que Wilson disfrute”). </text:p>
            </table:table-cell>
          </table:table-row>
          <table:table-row table:style-name="TableLine1757542616704">
            <table:table-cell table:style-name="Tabla2.A3" office:value-type="string">
              <text:p text:style-name="P8"><text:span text:style-name="T16">╳ </text:span>Sala de reuniones</text:p>
            </table:table-cell>
          </table:table-row>
          <table:table-row table:style-name="TableLine1757542616704">
            <table:table-cell table:style-name="Tabla2.A2" office:value-type="string">
              <text:p text:style-name="P12">Se necesita una sala de reuniones y administración, donde se llevarán a cabo las gestiones de curso legal, tales como la gestión de recursos humanos, contrataciones, gestión documental, etc. </text:p>
              <text:p text:style-name="P13">Es una sala donde se intentarán convencer a nuevas promesas mediante la visualización de elementos multimedia y se firmarán los nuevos contratos. </text:p>
              <text:p text:style-name="P14">En esta sala de reuniones hay una mesa rectangular con siete asientos. </text:p>
              <text:p text:style-name="P15">Debe tenerse en cuenta a la hora de realizar las configuraciones, que se han conseguido como patrocinadores del equipo a Corsair y Sony. </text:p>
            </table:table-cell>
          </table:table-row>
        </table:table>
        <text:p text:style-name="P5"/>
        <text:p text:style-name="P10">Se pide realizar un presupuesto de cada una de las salas, incluyendo todo el material tecnológico necesario para realizar el propósito indicado.</text:p>
        <text:p text:style-name="P6"/>
        <table:table table:name="Tabla1" table:style-name="Tabla1">
          <table:table-column table:style-name="Tabla1.A"/>
          <table:table-row table:style-name="TableLine1758395275136">
            <table:table-cell table:style-name="Tabla1.A1" office:value-type="string">
              <text:p text:style-name="P2"><text:span text:style-name="T22">╳</text:span><text:span text:style-name="T15">I</text:span>ndice<text:span text:style-name="T21">╳</text:span></text:p>
            </table:table-cell>
          </table:table-row>
          <table:table-row table:style-name="TableLine1758395275136">
            <table:table-cell table:style-name="Tabla1.A2" office:value-type="string">
              <text:p text:style-name="P4"><text:span text:style-name="T39">🡾</text:span><text:span text:style-name="T48"> </text:span><text:span text:style-name="T3">Sala personal </text:span><text:s/><text:span text:style-name="T40"><text:tab/></text:span> <text:s/><text:span text:style-name="T9">página 00</text:span></text:p>
            </table:table-cell>
          </table:table-row>
          <table:table-row table:style-name="TableLine1758395275136">
            <table:table-cell table:style-name="Tabla1.A2" office:value-type="string">
              <text:p text:style-name="P3"><text:span text:style-name="T39">🡾</text:span><text:span text:style-name="T48"> </text:span><text:span text:style-name="T3">Sala de entrenamiento </text:span><text:span text:style-name="T47"><text:tab/> <text:s/></text:span><text:span text:style-name="T9">página 00</text:span></text:p>
            </table:table-cell>
          </table:table-row>
          <table:table-row table:style-name="TableLine1758395275136">
            <table:table-cell table:style-name="Tabla1.A2" office:value-type="string">
              <text:p text:style-name="P3"><text:span text:style-name="T39">🡾</text:span><text:span text:style-name="T48"> </text:span><text:span text:style-name="T3">Sala de contenido </text:span><text:s/><text:span text:style-name="T47"><text:tab/></text:span> <text:s/><text:span text:style-name="T9">página 00</text:span></text:p>
            </table:table-cell>
          </table:table-row>
          <table:table-row table:style-name="TableLine1758395275136">
            <table:table-cell table:style-name="Tabla1.A2" office:value-type="string">
              <text:p text:style-name="P3"><text:span text:style-name="T39">🡾</text:span><text:span text:style-name="T48"> </text:span><text:span text:style-name="T3">Salón de ocio</text:span> <text:s/><text:span text:style-name="T47"><text:tab/></text:span> <text:s/><text:span text:style-name="T9">página 00</text:span></text:p>
            </table:table-cell>
          </table:table-row>
          <table:table-row table:style-name="TableLine1758395275136">
            <table:table-cell table:style-name="Tabla1.A2" office:value-type="string">
              <text:p text:style-name="P3"><text:span text:style-name="T39">🡾</text:span><text:span text:style-name="T48"> </text:span><text:span text:style-name="T3">Sala de reuniones</text:span><text:span text:style-name="T42"> <text:s/></text:span><text:span text:style-name="T47"><text:tab/></text:span> <text:s/><text:span text:style-name="T9">página 00</text:span></text:p>
            </table:table-cell>
          </table:table-row>
        </table:table>
        <text:p text:style-name="P5"/>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ebas Neue" svg:font-family="'Bebas Neu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tyle:font-pitch="variable"/>
    <style:font-face style:name="Montserrat Light" svg:font-family="'Montserrat Light'" style:font-pitch="variable"/>
    <style:font-face style:name="Montserrat Thin" svg:font-family="'Montserrat Thin'" style:font-pitch="variable"/>
    <style:font-face style:name="NSimSun" svg:font-family="NSimSun" style:font-family-generic="system" style:font-pitch="variable"/>
    <style:font-face style:name="Roboto" svg:font-family="Roboto"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34.999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8T13:01:31.040000000</meta:creation-date>
    <dc:date>2023-01-18T14:41:26.559000000</dc:date>
    <meta:editing-duration>PT1H30M38S</meta:editing-duration>
    <meta:editing-cycles>53</meta:editing-cycles>
    <meta:generator>LibreOffice/7.2.7.2$Windows_X86_64 LibreOffice_project/8d71d29d553c0f7dcbfa38fbfda25ee34cce99a2</meta:generator>
    <meta:document-statistic meta:table-count="2" meta:image-count="0" meta:object-count="0" meta:page-count="1" meta:paragraph-count="28" meta:word-count="378" meta:character-count="2246" meta:non-whitespace-character-count="1863"/>
  </office:meta>
</office:document-meta>
</file>